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92mm"/>
    </style:style>
    <style:style style:name="co2" style:family="table-column">
      <style:table-column-properties fo:break-before="auto" style:column-width="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Viento Normal a la Cumbrera</text:p>
          </table:table-cell>
          <table:table-cell table:style-name="ce2" office:value-type="string" calcext:value-type="string">
            <text:p>con Portón Cerra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f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qGCp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+Gcpi</text:p>
          </table:table-cell>
          <table:table-cell office:value-type="string" calcext:value-type="string">
            <text:p>-GCpi</text:p>
          </table:table-cell>
          <table:table-cell office:value-type="string" calcext:value-type="string">
            <text:p>qGCp-qi(+GCpi)</text:p>
          </table:table-cell>
          <table:table-cell office:value-type="string" calcext:value-type="string">
            <text:p>qGCp-qi(-Gcpi)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3">
            <text:p>Pared a Barlovento</text:p>
          </table:table-cell>
          <table:table-cell office:value-type="string" calcext:value-type="string">
            <text:p>0-5</text:p>
          </table:table-cell>
          <table:table-cell office:value-type="float" office:value="2492.73" calcext:value-type="float">
            <text:p>2492,73</text:p>
          </table:table-cell>
          <table:table-cell office:value-type="float" office:value="0.8" calcext:value-type="float">
            <text:p>0,8</text:p>
          </table:table-cell>
          <table:table-cell table:style-name="ce7" table:formula="of:=+[.C6]*0.85*[.D6]" office:value-type="float" office:value="1695.0564" calcext:value-type="float">
            <text:p>1695,06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6]-[.F6]*[.G6]" office:value-type="float" office:value="1199.3598" calcext:value-type="float">
            <text:p>1199,36</text:p>
          </table:table-cell>
          <table:table-cell table:style-name="ce7" table:formula="of:=+[.E6]-[.F6]*[.H6]" office:value-type="float" office:value="2190.753" calcext:value-type="float">
            <text:p>2190,7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563.95" calcext:value-type="float">
            <text:p>2563,95</text:p>
          </table:table-cell>
          <table:table-cell office:value-type="float" office:value="0.8" calcext:value-type="float">
            <text:p>0,8</text:p>
          </table:table-cell>
          <table:table-cell table:style-name="ce7" table:formula="of:=+[.C7]*0.85*[.D7]" office:value-type="float" office:value="1743.486" calcext:value-type="float">
            <text:p>1743,4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7]-[.F7]*[.G7]" office:value-type="float" office:value="1247.7894" calcext:value-type="float">
            <text:p>1247,79</text:p>
          </table:table-cell>
          <table:table-cell table:style-name="ce7" table:formula="of:=+[.E7]-[.F7]*[.H7]" office:value-type="float" office:value="2239.1826" calcext:value-type="float">
            <text:p>2239,1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611.43" calcext:value-type="float">
            <text:p>2611,43</text:p>
          </table:table-cell>
          <table:table-cell office:value-type="float" office:value="0.8" calcext:value-type="float">
            <text:p>0,8</text:p>
          </table:table-cell>
          <table:table-cell table:style-name="ce7" table:formula="of:=+[.C8]*0.85*[.D8]" office:value-type="float" office:value="1775.7724" calcext:value-type="float">
            <text:p>1775,77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8]-[.F8]*[.G8]" office:value-type="float" office:value="1280.0758" calcext:value-type="float">
            <text:p>1280,08</text:p>
          </table:table-cell>
          <table:table-cell table:style-name="ce7" table:formula="of:=+[.E8]-[.F8]*[.H8]" office:value-type="float" office:value="2271.469" calcext:value-type="float">
            <text:p>2271,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ed a Sotavento</text:p>
          </table:table-cell>
          <table:table-cell office:value-type="string" calcext:value-type="string">
            <text:p>Todas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5" calcext:value-type="float">
            <text:p>-0,5</text:p>
          </table:table-cell>
          <table:table-cell table:style-name="ce7" table:formula="of:=+[.C9]*0.85*[.D9]" office:value-type="float" office:value="-1170.39475" calcext:value-type="float">
            <text:p>-1170,3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9]-[.F9]*[.G9]" office:value-type="float" office:value="-1666.09135" calcext:value-type="float">
            <text:p>-1666,09</text:p>
          </table:table-cell>
          <table:table-cell table:style-name="ce7" table:formula="of:=+[.E9]-[.F9]*[.H9]" office:value-type="float" office:value="-674.69815" calcext:value-type="float">
            <text:p>-674,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edes Laterales</text:p>
          </table:table-cell>
          <table:table-cell office:value-type="string" calcext:value-type="string">
            <text:p>Todas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7" calcext:value-type="float">
            <text:p>-0,7</text:p>
          </table:table-cell>
          <table:table-cell table:style-name="ce7" table:formula="of:=+[.C10]*0.85*[.D10]" office:value-type="float" office:value="-1638.55265" calcext:value-type="float">
            <text:p>-1638,55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10]-[.F10]*[.G10]" office:value-type="float" office:value="-2134.24925" calcext:value-type="float">
            <text:p>-2134,25</text:p>
          </table:table-cell>
          <table:table-cell table:style-name="ce7" table:formula="of:=+[.E10]-[.F10]*[.H10]" office:value-type="float" office:value="-1142.85605" calcext:value-type="float">
            <text:p>-1142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ierta a Barlovento</text:p>
          </table:table-cell>
          <table:table-cell/>
          <table:table-cell office:value-type="float" office:value="2753.87" calcext:value-type="float">
            <text:p>2753,87</text:p>
          </table:table-cell>
          <table:table-cell office:value-type="float" office:value="-0.41" calcext:value-type="float">
            <text:p>-0,41</text:p>
          </table:table-cell>
          <table:table-cell table:style-name="ce7" table:formula="of:=+[.C11]*0.85*[.D11]" office:value-type="float" office:value="-959.723695" calcext:value-type="float">
            <text:p>-959,72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11]-[.F11]*[.G11]" office:value-type="float" office:value="-1455.420295" calcext:value-type="float">
            <text:p>-1455,42</text:p>
          </table:table-cell>
          <table:table-cell table:style-name="ce7" table:formula="of:=+[.E11]-[.F11]*[.H11]" office:value-type="float" office:value="-464.027095" calcext:value-type="float">
            <text:p>-464,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753.87" calcext:value-type="float">
            <text:p>2753,87</text:p>
          </table:table-cell>
          <table:table-cell office:value-type="float" office:value="0.09" calcext:value-type="float">
            <text:p>0,09</text:p>
          </table:table-cell>
          <table:table-cell table:style-name="ce7" table:formula="of:=+[.C12]*0.85*[.D12]" office:value-type="float" office:value="210.671055" calcext:value-type="float">
            <text:p>210,67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12]-[.F12]*[.G12]" office:value-type="float" office:value="-285.025545" calcext:value-type="float">
            <text:p>-285,03</text:p>
          </table:table-cell>
          <table:table-cell table:style-name="ce7" table:formula="of:=+[.E12]-[.F12]*[.H12]" office:value-type="float" office:value="706.367655" calcext:value-type="float">
            <text:p>706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ierta a Sotavento</text:p>
          </table:table-cell>
          <table:table-cell/>
          <table:table-cell office:value-type="float" office:value="2753.87" calcext:value-type="float">
            <text:p>2753,87</text:p>
          </table:table-cell>
          <table:table-cell office:value-type="float" office:value="-0.56" calcext:value-type="float">
            <text:p>-0,56</text:p>
          </table:table-cell>
          <table:table-cell table:style-name="ce7" table:formula="of:=+[.C13]*0.85*[.D13]" office:value-type="float" office:value="-1310.84212" calcext:value-type="float">
            <text:p>-1310,84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13]-[.F13]*[.G13]" office:value-type="float" office:value="-1806.53872" calcext:value-type="float">
            <text:p>-1806,54</text:p>
          </table:table-cell>
          <table:table-cell table:style-name="ce7" table:formula="of:=+[.E13]-[.F13]*[.H13]" office:value-type="float" office:value="-815.14552" calcext:value-type="float">
            <text:p>-815,1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sión interna positiva</text:p>
          </table:table-cell>
          <table:table-cell table:style-name="ce7" table:formula="of:=+[.F6]*[.G6]" office:value-type="float" office:value="495.6966" calcext:value-type="float">
            <text:p>495,7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ión interna negativa</text:p>
          </table:table-cell>
          <table:table-cell table:style-name="ce7" table:formula="of:=+[.F6]*[.H6]" office:value-type="float" office:value="-495.6966" calcext:value-type="float">
            <text:p>-495,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Viento Paralelo a la Cumbrera</text:p>
          </table:table-cell>
          <table:table-cell table:style-name="ce5" office:value-type="string" calcext:value-type="string">
            <text:p>con Portón Abiert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perf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qGCp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+Gcpi</text:p>
          </table:table-cell>
          <table:table-cell office:value-type="string" calcext:value-type="string">
            <text:p>-GCpi</text:p>
          </table:table-cell>
          <table:table-cell office:value-type="string" calcext:value-type="string">
            <text:p>qGCp-qi(+GCpi)</text:p>
          </table:table-cell>
          <table:table-cell office:value-type="string" calcext:value-type="string">
            <text:p>qGCp-qi(-Gcpi)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6">
            <text:p>Pared a Barlovento</text:p>
          </table:table-cell>
          <table:table-cell office:value-type="string" calcext:value-type="string">
            <text:p>0-5</text:p>
          </table:table-cell>
          <table:table-cell office:value-type="float" office:value="2492.73" calcext:value-type="float">
            <text:p>2492,73</text:p>
          </table:table-cell>
          <table:table-cell office:value-type="float" office:value="0.8" calcext:value-type="float">
            <text:p>0,8</text:p>
          </table:table-cell>
          <table:table-cell table:style-name="ce7" table:formula="of:=+[.C25]*0.85*[.D25]" office:value-type="float" office:value="1695.0564" calcext:value-type="float">
            <text:p>1695,06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25]-[.F25]*[.G25]" office:value-type="float" office:value="180.4279" calcext:value-type="float">
            <text:p>180,43</text:p>
          </table:table-cell>
          <table:table-cell table:style-name="ce7" table:formula="of:=+[.E25]-[.F25]*[.H25]" office:value-type="float" office:value="3209.6849" calcext:value-type="float">
            <text:p>3209,6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563.95" calcext:value-type="float">
            <text:p>2563,95</text:p>
          </table:table-cell>
          <table:table-cell office:value-type="float" office:value="0.8" calcext:value-type="float">
            <text:p>0,8</text:p>
          </table:table-cell>
          <table:table-cell table:style-name="ce7" table:formula="of:=+[.C26]*0.85*[.D26]" office:value-type="float" office:value="1743.486" calcext:value-type="float">
            <text:p>1743,4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26]-[.F26]*[.G26]" office:value-type="float" office:value="228.8575" calcext:value-type="float">
            <text:p>228,86</text:p>
          </table:table-cell>
          <table:table-cell table:style-name="ce7" table:formula="of:=+[.E26]-[.F26]*[.H26]" office:value-type="float" office:value="3258.1145" calcext:value-type="float">
            <text:p>3258,11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611.43" calcext:value-type="float">
            <text:p>2611,43</text:p>
          </table:table-cell>
          <table:table-cell office:value-type="float" office:value="0.8" calcext:value-type="float">
            <text:p>0,8</text:p>
          </table:table-cell>
          <table:table-cell table:style-name="ce7" table:formula="of:=+[.C27]*0.85*[.D27]" office:value-type="float" office:value="1775.7724" calcext:value-type="float">
            <text:p>1775,77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27]-[.F27]*[.G27]" office:value-type="float" office:value="261.1439" calcext:value-type="float">
            <text:p>261,14</text:p>
          </table:table-cell>
          <table:table-cell table:style-name="ce7" table:formula="of:=+[.E27]-[.F27]*[.H27]" office:value-type="float" office:value="3290.4009" calcext:value-type="float">
            <text:p>3290,40</text:p>
          </table:table-cell>
          <table:table-cell table:number-columns-repeated="1014"/>
        </table:table-row>
        <table:table-row table:style-name="ro1">
          <table:covered-table-cell table:style-name="ce6"/>
          <table:table-cell office:value-type="float" office:value="9.43" calcext:value-type="float">
            <text:p>9,43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8" calcext:value-type="float">
            <text:p>0,8</text:p>
          </table:table-cell>
          <table:table-cell table:style-name="ce7" table:formula="of:=+[.C28]*0.85*[.D28]" office:value-type="float" office:value="1872.6316" calcext:value-type="float">
            <text:p>1872,63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28]-[.F28]*[.G28]" office:value-type="float" office:value="358.0031" calcext:value-type="float">
            <text:p>358,00</text:p>
          </table:table-cell>
          <table:table-cell table:style-name="ce7" table:formula="of:=+[.E28]-[.F28]*[.H28]" office:value-type="float" office:value="3387.2601" calcext:value-type="float">
            <text:p>3387,26</text:p>
          </table:table-cell>
          <table:table-cell table:number-columns-repeated="1014"/>
        </table:table-row>
        <table:table-row table:style-name="ro1">
          <table:covered-table-cell table:style-name="ce6"/>
          <table:table-cell office:value-type="float" office:value="10" calcext:value-type="float">
            <text:p>10</text:p>
          </table:table-cell>
          <table:table-cell office:value-type="float" office:value="2801.36" calcext:value-type="float">
            <text:p>2801,36</text:p>
          </table:table-cell>
          <table:table-cell office:value-type="float" office:value="0.8" calcext:value-type="float">
            <text:p>0,8</text:p>
          </table:table-cell>
          <table:table-cell table:style-name="ce7" table:formula="of:=+[.C29]*0.85*[.D29]" office:value-type="float" office:value="1904.9248" calcext:value-type="float">
            <text:p>1904,92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29]-[.F29]*[.G29]" office:value-type="float" office:value="390.2963" calcext:value-type="float">
            <text:p>390,30</text:p>
          </table:table-cell>
          <table:table-cell table:style-name="ce7" table:formula="of:=+[.E29]-[.F29]*[.H29]" office:value-type="float" office:value="3419.5533" calcext:value-type="float">
            <text:p>3419,5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1.87" calcext:value-type="float">
            <text:p>11,87</text:p>
          </table:table-cell>
          <table:table-cell office:value-type="float" office:value="2872.58" calcext:value-type="float">
            <text:p>2872,58</text:p>
          </table:table-cell>
          <table:table-cell office:value-type="float" office:value="0.8" calcext:value-type="float">
            <text:p>0,8</text:p>
          </table:table-cell>
          <table:table-cell table:style-name="ce7" table:formula="of:=+[.C30]*0.85*[.D30]" office:value-type="float" office:value="1953.3544" calcext:value-type="float">
            <text:p>1953,35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30]-[.F30]*[.G30]" office:value-type="float" office:value="438.7259" calcext:value-type="float">
            <text:p>438,73</text:p>
          </table:table-cell>
          <table:table-cell table:style-name="ce7" table:formula="of:=+[.E30]-[.F30]*[.H30]" office:value-type="float" office:value="3467.9829" calcext:value-type="float">
            <text:p>3467,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ed a Sotavento</text:p>
          </table:table-cell>
          <table:table-cell office:value-type="string" calcext:value-type="string">
            <text:p>Todas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37" calcext:value-type="float">
            <text:p>-0,37</text:p>
          </table:table-cell>
          <table:table-cell table:style-name="ce7" table:formula="of:=+[.C31]*0.85*[.D31]" office:value-type="float" office:value="-866.092115" calcext:value-type="float">
            <text:p>-866,0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31]-[.F31]*[.G31]" office:value-type="float" office:value="-2380.720615" calcext:value-type="float">
            <text:p>-2380,72</text:p>
          </table:table-cell>
          <table:table-cell table:style-name="ce7" table:formula="of:=+[.E31]-[.F31]*[.H31]" office:value-type="float" office:value="648.536385" calcext:value-type="float">
            <text:p>648,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edes Laterales</text:p>
          </table:table-cell>
          <table:table-cell office:value-type="string" calcext:value-type="string">
            <text:p>Todas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7" calcext:value-type="float">
            <text:p>-0,7</text:p>
          </table:table-cell>
          <table:table-cell table:style-name="ce7" table:formula="of:=+[.C32]*0.85*[.D32]" office:value-type="float" office:value="-1638.55265" calcext:value-type="float">
            <text:p>-1638,55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32]-[.F32]*[.G32]" office:value-type="float" office:value="-3153.18115" calcext:value-type="float">
            <text:p>-3153,18</text:p>
          </table:table-cell>
          <table:table-cell table:style-name="ce7" table:formula="of:=+[.E32]-[.F32]*[.H32]" office:value-type="float" office:value="-123.92415" calcext:value-type="float">
            <text:p>-123,9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3">
            <text:p>Cubierta</text:p>
          </table:table-cell>
          <table:table-cell office:value-type="string" calcext:value-type="string">
            <text:p>0 a hmedia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9" calcext:value-type="float">
            <text:p>-0,9</text:p>
          </table:table-cell>
          <table:table-cell table:style-name="ce7" table:formula="of:=+[.C33]*0.85*[.D33]" office:value-type="float" office:value="-2106.71055" calcext:value-type="float">
            <text:p>-2106,71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33]-[.F33]*[.G33]" office:value-type="float" office:value="-3621.33905" calcext:value-type="float">
            <text:p>-3621,34</text:p>
          </table:table-cell>
          <table:table-cell table:style-name="ce7" table:formula="of:=+[.E33]-[.F33]*[.H33]" office:value-type="float" office:value="-592.08205" calcext:value-type="float">
            <text:p>-592,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hmedia a 2.hmedia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5" calcext:value-type="float">
            <text:p>-0,5</text:p>
          </table:table-cell>
          <table:table-cell table:style-name="ce7" table:formula="of:=+[.C34]*0.85*[.D34]" office:value-type="float" office:value="-1170.39475" calcext:value-type="float">
            <text:p>-1170,3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34]-[.F34]*[.G34]" office:value-type="float" office:value="-2685.02325" calcext:value-type="float">
            <text:p>-2685,02</text:p>
          </table:table-cell>
          <table:table-cell table:style-name="ce7" table:formula="of:=+[.E34]-[.F34]*[.H34]" office:value-type="float" office:value="344.23375" calcext:value-type="float">
            <text:p>344,23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&gt;2.hmedia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3" calcext:value-type="float">
            <text:p>-0,3</text:p>
          </table:table-cell>
          <table:table-cell table:style-name="ce7" table:formula="of:=+[.C35]*0.85*[.D35]" office:value-type="float" office:value="-702.23685" calcext:value-type="float">
            <text:p>-702,24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55" calcext:value-type="float">
            <text:p>0,55</text:p>
          </table:table-cell>
          <table:table-cell office:value-type="float" office:value="-0.55" calcext:value-type="float">
            <text:p>-0,55</text:p>
          </table:table-cell>
          <table:table-cell table:style-name="ce7" table:formula="of:=+[.E35]-[.F35]*[.G35]" office:value-type="float" office:value="-2216.86535" calcext:value-type="float">
            <text:p>-2216,87</text:p>
          </table:table-cell>
          <table:table-cell table:style-name="ce7" table:formula="of:=+[.E35]-[.F35]*[.H35]" office:value-type="float" office:value="812.39165" calcext:value-type="float">
            <text:p>812,3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sión interna positiva</text:p>
          </table:table-cell>
          <table:table-cell table:style-name="ce7" table:formula="of:=+[.F28]*[.G28]" office:value-type="float" office:value="1514.6285" calcext:value-type="float">
            <text:p>1514,6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ión interna negativa</text:p>
          </table:table-cell>
          <table:table-cell table:style-name="ce7" table:formula="of:=+[.F28]*[.H28]" office:value-type="float" office:value="-1514.6285" calcext:value-type="float">
            <text:p>-1514,6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Viento Paralelo a la Cumbrera</text:p>
          </table:table-cell>
          <table:table-cell table:style-name="ce13" office:value-type="string" calcext:value-type="string">
            <text:p>con Portón Cerrad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perf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qGCp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+Gcpi</text:p>
          </table:table-cell>
          <table:table-cell office:value-type="string" calcext:value-type="string">
            <text:p>-GCpi</text:p>
          </table:table-cell>
          <table:table-cell office:value-type="string" calcext:value-type="string">
            <text:p>qGCp-qi(+GCpi)</text:p>
          </table:table-cell>
          <table:table-cell office:value-type="string" calcext:value-type="string">
            <text:p>qGCp-qi(-Gcpi)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6">
            <text:p>Pared a Barlovento</text:p>
          </table:table-cell>
          <table:table-cell office:value-type="string" calcext:value-type="string">
            <text:p>0-5</text:p>
          </table:table-cell>
          <table:table-cell office:value-type="float" office:value="2492.73" calcext:value-type="float">
            <text:p>2492,73</text:p>
          </table:table-cell>
          <table:table-cell office:value-type="float" office:value="0.8" calcext:value-type="float">
            <text:p>0,8</text:p>
          </table:table-cell>
          <table:table-cell table:style-name="ce7" table:formula="of:=+[.C45]*0.85*[.D45]" office:value-type="float" office:value="1695.0564" calcext:value-type="float">
            <text:p>1695,06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45]-[.F45]*[.G45]" office:value-type="float" office:value="1199.3598" calcext:value-type="float">
            <text:p>1199,36</text:p>
          </table:table-cell>
          <table:table-cell table:style-name="ce7" table:formula="of:=+[.E45]-[.F45]*[.H45]" office:value-type="float" office:value="2190.753" calcext:value-type="float">
            <text:p>2190,7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563.95" calcext:value-type="float">
            <text:p>2563,95</text:p>
          </table:table-cell>
          <table:table-cell office:value-type="float" office:value="0.8" calcext:value-type="float">
            <text:p>0,8</text:p>
          </table:table-cell>
          <table:table-cell table:style-name="ce7" table:formula="of:=+[.C46]*0.85*[.D46]" office:value-type="float" office:value="1743.486" calcext:value-type="float">
            <text:p>1743,4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46]-[.F46]*[.G46]" office:value-type="float" office:value="1247.7894" calcext:value-type="float">
            <text:p>1247,79</text:p>
          </table:table-cell>
          <table:table-cell table:style-name="ce7" table:formula="of:=+[.E46]-[.F46]*[.H46]" office:value-type="float" office:value="2239.1826" calcext:value-type="float">
            <text:p>2239,1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611.43" calcext:value-type="float">
            <text:p>2611,43</text:p>
          </table:table-cell>
          <table:table-cell office:value-type="float" office:value="0.8" calcext:value-type="float">
            <text:p>0,8</text:p>
          </table:table-cell>
          <table:table-cell table:style-name="ce7" table:formula="of:=+[.C47]*0.85*[.D47]" office:value-type="float" office:value="1775.7724" calcext:value-type="float">
            <text:p>1775,77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47]-[.F47]*[.G47]" office:value-type="float" office:value="1280.0758" calcext:value-type="float">
            <text:p>1280,08</text:p>
          </table:table-cell>
          <table:table-cell table:style-name="ce7" table:formula="of:=+[.E47]-[.F47]*[.H47]" office:value-type="float" office:value="2271.469" calcext:value-type="float">
            <text:p>2271,47</text:p>
          </table:table-cell>
          <table:table-cell table:number-columns-repeated="1014"/>
        </table:table-row>
        <table:table-row table:style-name="ro1">
          <table:covered-table-cell table:style-name="ce6"/>
          <table:table-cell office:value-type="float" office:value="9.43" calcext:value-type="float">
            <text:p>9,43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8" calcext:value-type="float">
            <text:p>0,8</text:p>
          </table:table-cell>
          <table:table-cell table:style-name="ce7" table:formula="of:=+[.C48]*0.85*[.D48]" office:value-type="float" office:value="1872.6316" calcext:value-type="float">
            <text:p>1872,63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48]-[.F48]*[.G48]" office:value-type="float" office:value="1376.935" calcext:value-type="float">
            <text:p>1376,94</text:p>
          </table:table-cell>
          <table:table-cell table:style-name="ce7" table:formula="of:=+[.E48]-[.F48]*[.H48]" office:value-type="float" office:value="2368.3282" calcext:value-type="float">
            <text:p>2368,33</text:p>
          </table:table-cell>
          <table:table-cell table:number-columns-repeated="1014"/>
        </table:table-row>
        <table:table-row table:style-name="ro1">
          <table:covered-table-cell table:style-name="ce6"/>
          <table:table-cell office:value-type="float" office:value="10" calcext:value-type="float">
            <text:p>10</text:p>
          </table:table-cell>
          <table:table-cell office:value-type="float" office:value="2801.36" calcext:value-type="float">
            <text:p>2801,36</text:p>
          </table:table-cell>
          <table:table-cell office:value-type="float" office:value="0.8" calcext:value-type="float">
            <text:p>0,8</text:p>
          </table:table-cell>
          <table:table-cell table:style-name="ce7" table:formula="of:=+[.C49]*0.85*[.D49]" office:value-type="float" office:value="1904.9248" calcext:value-type="float">
            <text:p>1904,92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49]-[.F49]*[.G49]" office:value-type="float" office:value="1409.2282" calcext:value-type="float">
            <text:p>1409,23</text:p>
          </table:table-cell>
          <table:table-cell table:style-name="ce7" table:formula="of:=+[.E49]-[.F49]*[.H49]" office:value-type="float" office:value="2400.6214" calcext:value-type="float">
            <text:p>2400,62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1.87" calcext:value-type="float">
            <text:p>11,87</text:p>
          </table:table-cell>
          <table:table-cell office:value-type="float" office:value="2872.58" calcext:value-type="float">
            <text:p>2872,58</text:p>
          </table:table-cell>
          <table:table-cell office:value-type="float" office:value="0.8" calcext:value-type="float">
            <text:p>0,8</text:p>
          </table:table-cell>
          <table:table-cell table:style-name="ce7" table:formula="of:=+[.C50]*0.85*[.D50]" office:value-type="float" office:value="1953.3544" calcext:value-type="float">
            <text:p>1953,35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50]-[.F50]*[.G50]" office:value-type="float" office:value="1457.6578" calcext:value-type="float">
            <text:p>1457,66</text:p>
          </table:table-cell>
          <table:table-cell table:style-name="ce7" table:formula="of:=+[.E50]-[.F50]*[.H50]" office:value-type="float" office:value="2449.051" calcext:value-type="float">
            <text:p>2449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ed a Sotavento</text:p>
          </table:table-cell>
          <table:table-cell office:value-type="string" calcext:value-type="string">
            <text:p>Todas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37" calcext:value-type="float">
            <text:p>-0,37</text:p>
          </table:table-cell>
          <table:table-cell table:style-name="ce7" table:formula="of:=+[.C51]*0.85*[.D51]" office:value-type="float" office:value="-866.092115" calcext:value-type="float">
            <text:p>-866,0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51]-[.F51]*[.G51]" office:value-type="float" office:value="-1361.788715" calcext:value-type="float">
            <text:p>-1361,79</text:p>
          </table:table-cell>
          <table:table-cell table:style-name="ce7" table:formula="of:=+[.E51]-[.F51]*[.H51]" office:value-type="float" office:value="-370.395515" calcext:value-type="float">
            <text:p>-370,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edes Laterales</text:p>
          </table:table-cell>
          <table:table-cell office:value-type="string" calcext:value-type="string">
            <text:p>Todas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7" calcext:value-type="float">
            <text:p>-0,7</text:p>
          </table:table-cell>
          <table:table-cell table:style-name="ce7" table:formula="of:=+[.C52]*0.85*[.D52]" office:value-type="float" office:value="-1638.55265" calcext:value-type="float">
            <text:p>-1638,55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52]-[.F52]*[.G52]" office:value-type="float" office:value="-2134.24925" calcext:value-type="float">
            <text:p>-2134,25</text:p>
          </table:table-cell>
          <table:table-cell table:style-name="ce7" table:formula="of:=+[.E52]-[.F52]*[.H52]" office:value-type="float" office:value="-1142.85605" calcext:value-type="float">
            <text:p>-1142,8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3">
            <text:p>Cubierta</text:p>
          </table:table-cell>
          <table:table-cell office:value-type="string" calcext:value-type="string">
            <text:p>0 a hmedia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9" calcext:value-type="float">
            <text:p>-0,9</text:p>
          </table:table-cell>
          <table:table-cell table:style-name="ce7" table:formula="of:=+[.C53]*0.85*[.D53]" office:value-type="float" office:value="-2106.71055" calcext:value-type="float">
            <text:p>-2106,71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53]-[.F53]*[.G53]" office:value-type="float" office:value="-2602.40715" calcext:value-type="float">
            <text:p>-2602,41</text:p>
          </table:table-cell>
          <table:table-cell table:style-name="ce7" table:formula="of:=+[.E53]-[.F53]*[.H53]" office:value-type="float" office:value="-1611.01395" calcext:value-type="float">
            <text:p>-1611,01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hmedia a 2.hmedia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5" calcext:value-type="float">
            <text:p>-0,5</text:p>
          </table:table-cell>
          <table:table-cell table:style-name="ce7" table:formula="of:=+[.C54]*0.85*[.D54]" office:value-type="float" office:value="-1170.39475" calcext:value-type="float">
            <text:p>-1170,39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54]-[.F54]*[.G54]" office:value-type="float" office:value="-1666.09135" calcext:value-type="float">
            <text:p>-1666,09</text:p>
          </table:table-cell>
          <table:table-cell table:style-name="ce7" table:formula="of:=+[.E54]-[.F54]*[.H54]" office:value-type="float" office:value="-674.69815" calcext:value-type="float">
            <text:p>-674,7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&gt;2.hmedia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-0.3" calcext:value-type="float">
            <text:p>-0,3</text:p>
          </table:table-cell>
          <table:table-cell table:style-name="ce7" table:formula="of:=+[.C55]*0.85*[.D55]" office:value-type="float" office:value="-702.23685" calcext:value-type="float">
            <text:p>-702,24</text:p>
          </table:table-cell>
          <table:table-cell office:value-type="float" office:value="2753.87" calcext:value-type="float">
            <text:p>2753,87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table:style-name="ce7" table:formula="of:=+[.E55]-[.F55]*[.G55]" office:value-type="float" office:value="-1197.93345" calcext:value-type="float">
            <text:p>-1197,93</text:p>
          </table:table-cell>
          <table:table-cell table:style-name="ce7" table:formula="of:=+[.E55]-[.F55]*[.H55]" office:value-type="float" office:value="-206.54025" calcext:value-type="float">
            <text:p>-206,5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sión interna positiva</text:p>
          </table:table-cell>
          <table:table-cell table:style-name="ce7" table:formula="of:=+[.F48]*[.G48]" office:value-type="float" office:value="495.6966" calcext:value-type="float">
            <text:p>495,7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ión interna negativa</text:p>
          </table:table-cell>
          <table:table-cell table:style-name="ce7" table:formula="of:=+[.F48]*[.H48]" office:value-type="float" office:value="-495.6966" calcext:value-type="float">
            <text:p>-495,70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7:02:59.158027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3:38:56.363985825</meta:creation-date>
    <dc:date>2018-05-21T22:26:14.915257933</dc:date>
    <meta:editing-duration>PT2H18M4S</meta:editing-duration>
    <meta:editing-cycles>12</meta:editing-cycles>
    <meta:generator>LibreOffice/5.3.2.2$Linux_X86_64 LibreOffice_project/30m0$Build-2</meta:generator>
    <meta:document-statistic meta:table-count="1" meta:cell-count="328" meta:object-count="0"/>
  </office:meta>
</office:document-meta>
</file>